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AZP RX Equity</text:p>
          </table:table-cell>
          <table:table-cell office:value-type="string" calcext:value-type="string">
            <text:p>ROSN RX Equity</text:p>
          </table:table-cell>
          <table:table-cell office:value-type="string" calcext:value-type="string">
            <text:p>LKOH RX Equity</text:p>
          </table:table-cell>
          <table:table-cell office:value-type="string" calcext:value-type="string">
            <text:p>GMKN RX Equity</text:p>
          </table:table-cell>
          <table:table-cell office:value-type="string" calcext:value-type="string">
            <text:p>SBER RX Equity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date" office:date-value="2007-01-31" calcext:value-type="date">
            <text:p>31.01.07</text:p>
          </table:table-cell>
          <table:table-cell office:value-type="float" office:value="284.54" calcext:value-type="float">
            <text:p>284,54</text:p>
          </table:table-cell>
          <table:table-cell office:value-type="float" office:value="234.11" calcext:value-type="float">
            <text:p>234,11</text:p>
          </table:table-cell>
          <table:table-cell office:value-type="float" office:value="2105.07" calcext:value-type="float">
            <text:p>2105,07</text:p>
          </table:table-cell>
          <table:table-cell office:value-type="float" office:value="4396.99" calcext:value-type="float">
            <text:p>4396,99</text:p>
          </table:table-cell>
          <table:table-cell office:value-type="float" office:value="87.38" calcext:value-type="float">
            <text:p>87,38</text:p>
          </table:table-cell>
          <table:table-cell table:number-columns-repeated="7"/>
        </table:table-row>
        <table:table-row table:style-name="ro1">
          <table:table-cell office:value-type="date" office:date-value="2007-02-28" calcext:value-type="date">
            <text:p>28.02.07</text:p>
          </table:table-cell>
          <table:table-cell office:value-type="float" office:value="266.59" calcext:value-type="float">
            <text:p>266,59</text:p>
          </table:table-cell>
          <table:table-cell office:value-type="float" office:value="220.38" calcext:value-type="float">
            <text:p>220,38</text:p>
          </table:table-cell>
          <table:table-cell office:value-type="float" office:value="2072.58" calcext:value-type="float">
            <text:p>2072,58</text:p>
          </table:table-cell>
          <table:table-cell office:value-type="float" office:value="4632.06" calcext:value-type="float">
            <text:p>4632,06</text:p>
          </table:table-cell>
          <table:table-cell office:value-type="float" office:value="96.705" calcext:value-type="float">
            <text:p>96,705</text:p>
          </table:table-cell>
          <table:table-cell table:number-columns-repeated="7"/>
        </table:table-row>
        <table:table-row table:style-name="ro1">
          <table:table-cell office:value-type="date" office:date-value="2007-03-30" calcext:value-type="date">
            <text:p>30.03.07</text:p>
          </table:table-cell>
          <table:table-cell office:value-type="float" office:value="270.87" calcext:value-type="float">
            <text:p>270,87</text:p>
          </table:table-cell>
          <table:table-cell office:value-type="float" office:value="215.92" calcext:value-type="float">
            <text:p>215,92</text:p>
          </table:table-cell>
          <table:table-cell office:value-type="float" office:value="2236.81" calcext:value-type="float">
            <text:p>2236,81</text:p>
          </table:table-cell>
          <table:table-cell office:value-type="float" office:value="4816.83" calcext:value-type="float">
            <text:p>4816,83</text:p>
          </table:table-cell>
          <table:table-cell office:value-type="float" office:value="92.5" calcext:value-type="float">
            <text:p>92,5</text:p>
          </table:table-cell>
          <table:table-cell table:number-columns-repeated="7"/>
        </table:table-row>
        <table:table-row table:style-name="ro1">
          <table:table-cell office:value-type="date" office:date-value="2007-04-28" calcext:value-type="date">
            <text:p>28.04.07</text:p>
          </table:table-cell>
          <table:table-cell office:value-type="float" office:value="257.23" calcext:value-type="float">
            <text:p>257,23</text:p>
          </table:table-cell>
          <table:table-cell office:value-type="float" office:value="223.13" calcext:value-type="float">
            <text:p>223,13</text:p>
          </table:table-cell>
          <table:table-cell office:value-type="float" office:value="2048.72" calcext:value-type="float">
            <text:p>2048,72</text:p>
          </table:table-cell>
          <table:table-cell office:value-type="float" office:value="4937.05" calcext:value-type="float">
            <text:p>4937,05</text:p>
          </table:table-cell>
          <table:table-cell office:value-type="float" office:value="101.8" calcext:value-type="float">
            <text:p>101,8</text:p>
          </table:table-cell>
          <table:table-cell table:number-columns-repeated="7"/>
        </table:table-row>
        <table:table-row table:style-name="ro1">
          <table:table-cell office:value-type="date" office:date-value="2007-05-31" calcext:value-type="date">
            <text:p>31.05.07</text:p>
          </table:table-cell>
          <table:table-cell office:value-type="float" office:value="235.57" calcext:value-type="float">
            <text:p>235,57</text:p>
          </table:table-cell>
          <table:table-cell office:value-type="float" office:value="205.83" calcext:value-type="float">
            <text:p>205,83</text:p>
          </table:table-cell>
          <table:table-cell office:value-type="float" office:value="1952.91" calcext:value-type="float">
            <text:p>1952,91</text:p>
          </table:table-cell>
          <table:table-cell office:value-type="float" office:value="4771.33" calcext:value-type="float">
            <text:p>4771,33</text:p>
          </table:table-cell>
          <table:table-cell office:value-type="float" office:value="91.8" calcext:value-type="float">
            <text:p>91,8</text:p>
          </table:table-cell>
          <table:table-cell table:number-columns-repeated="7"/>
        </table:table-row>
        <table:table-row table:style-name="ro1">
          <table:table-cell office:value-type="date" office:date-value="2007-06-29" calcext:value-type="date">
            <text:p>29.06.07</text:p>
          </table:table-cell>
          <table:table-cell office:value-type="float" office:value="267.43" calcext:value-type="float">
            <text:p>267,43</text:p>
          </table:table-cell>
          <table:table-cell office:value-type="float" office:value="204.7" calcext:value-type="float">
            <text:p>204,7</text:p>
          </table:table-cell>
          <table:table-cell office:value-type="float" office:value="1969.62" calcext:value-type="float">
            <text:p>1969,62</text:p>
          </table:table-cell>
          <table:table-cell office:value-type="float" office:value="5355.04" calcext:value-type="float">
            <text:p>5355,04</text:p>
          </table:table-cell>
          <table:table-cell office:value-type="float" office:value="100.0199" calcext:value-type="float">
            <text:p>100,0199</text:p>
          </table:table-cell>
          <table:table-cell table:number-columns-repeated="7"/>
        </table:table-row>
        <table:table-row table:style-name="ro1">
          <table:table-cell office:value-type="date" office:date-value="2007-07-31" calcext:value-type="date">
            <text:p>31.07.07</text:p>
          </table:table-cell>
          <table:table-cell office:value-type="float" office:value="275.13" calcext:value-type="float">
            <text:p>275,13</text:p>
          </table:table-cell>
          <table:table-cell office:value-type="float" office:value="213.36" calcext:value-type="float">
            <text:p>213,36</text:p>
          </table:table-cell>
          <table:table-cell office:value-type="float" office:value="2054.52" calcext:value-type="float">
            <text:p>2054,52</text:p>
          </table:table-cell>
          <table:table-cell office:value-type="float" office:value="5699.01" calcext:value-type="float">
            <text:p>5699,01</text:p>
          </table:table-cell>
          <table:table-cell office:value-type="float" office:value="105.11" calcext:value-type="float">
            <text:p>105,11</text:p>
          </table:table-cell>
          <table:table-cell table:number-columns-repeated="7"/>
        </table:table-row>
        <table:table-row table:style-name="ro1">
          <table:table-cell office:value-type="date" office:date-value="2007-08-31" calcext:value-type="date">
            <text:p>31.08.07</text:p>
          </table:table-cell>
          <table:table-cell office:value-type="float" office:value="266.08" calcext:value-type="float">
            <text:p>266,08</text:p>
          </table:table-cell>
          <table:table-cell office:value-type="float" office:value="212.01" calcext:value-type="float">
            <text:p>212,01</text:p>
          </table:table-cell>
          <table:table-cell office:value-type="float" office:value="1908.84" calcext:value-type="float">
            <text:p>1908,84</text:p>
          </table:table-cell>
          <table:table-cell office:value-type="float" office:value="5715.74" calcext:value-type="float">
            <text:p>5715,74</text:p>
          </table:table-cell>
          <table:table-cell office:value-type="float" office:value="97.43" calcext:value-type="float">
            <text:p>97,43</text:p>
          </table:table-cell>
          <table:table-cell table:number-columns-repeated="7"/>
        </table:table-row>
        <table:table-row table:style-name="ro1">
          <table:table-cell office:value-type="date" office:date-value="2007-09-28" calcext:value-type="date">
            <text:p>28.09.07</text:p>
          </table:table-cell>
          <table:table-cell office:value-type="float" office:value="274.47" calcext:value-type="float">
            <text:p>274,47</text:p>
          </table:table-cell>
          <table:table-cell office:value-type="float" office:value="213.46" calcext:value-type="float">
            <text:p>213,46</text:p>
          </table:table-cell>
          <table:table-cell office:value-type="float" office:value="2079.46" calcext:value-type="float">
            <text:p>2079,46</text:p>
          </table:table-cell>
          <table:table-cell office:value-type="float" office:value="6375.39" calcext:value-type="float">
            <text:p>6375,39</text:p>
          </table:table-cell>
          <table:table-cell office:value-type="float" office:value="103.48" calcext:value-type="float">
            <text:p>103,48</text:p>
          </table:table-cell>
          <table:table-cell table:number-columns-repeated="7"/>
        </table:table-row>
        <table:table-row table:style-name="ro1">
          <table:table-cell office:value-type="date" office:date-value="2007-10-31" calcext:value-type="date">
            <text:p>31.10.07</text:p>
          </table:table-cell>
          <table:table-cell office:value-type="float" office:value="306.41" calcext:value-type="float">
            <text:p>306,41</text:p>
          </table:table-cell>
          <table:table-cell office:value-type="float" office:value="216.68" calcext:value-type="float">
            <text:p>216,68</text:p>
          </table:table-cell>
          <table:table-cell office:value-type="float" office:value="2233.78" calcext:value-type="float">
            <text:p>2233,78</text:p>
          </table:table-cell>
          <table:table-cell office:value-type="float" office:value="7280.46" calcext:value-type="float">
            <text:p>7280,46</text:p>
          </table:table-cell>
          <table:table-cell office:value-type="float" office:value="106.27" calcext:value-type="float">
            <text:p>106,27</text:p>
          </table:table-cell>
          <table:table-cell table:number-columns-repeated="7"/>
        </table:table-row>
        <table:table-row table:style-name="ro1">
          <table:table-cell office:value-type="date" office:date-value="2007-11-30" calcext:value-type="date">
            <text:p>30.11.07</text:p>
          </table:table-cell>
          <table:table-cell office:value-type="float" office:value="322.66" calcext:value-type="float">
            <text:p>322,66</text:p>
          </table:table-cell>
          <table:table-cell office:value-type="float" office:value="221.28" calcext:value-type="float">
            <text:p>221,28</text:p>
          </table:table-cell>
          <table:table-cell office:value-type="float" office:value="2114.81" calcext:value-type="float">
            <text:p>2114,81</text:p>
          </table:table-cell>
          <table:table-cell office:value-type="float" office:value="6944.31" calcext:value-type="float">
            <text:p>6944,31</text:p>
          </table:table-cell>
          <table:table-cell office:value-type="float" office:value="103.89" calcext:value-type="float">
            <text:p>103,89</text:p>
          </table:table-cell>
          <table:table-cell table:number-columns-repeated="7"/>
        </table:table-row>
        <table:table-row table:style-name="ro1">
          <table:table-cell office:value-type="date" office:date-value="2007-12-29" calcext:value-type="date">
            <text:p>29.12.07</text:p>
          </table:table-cell>
          <table:table-cell office:value-type="float" office:value="342.77" calcext:value-type="float">
            <text:p>342,77</text:p>
          </table:table-cell>
          <table:table-cell office:value-type="float" office:value="231.1" calcext:value-type="float">
            <text:p>231,1</text:p>
          </table:table-cell>
          <table:table-cell office:value-type="float" office:value="2072.43" calcext:value-type="float">
            <text:p>2072,43</text:p>
          </table:table-cell>
          <table:table-cell office:value-type="float" office:value="6466.63" calcext:value-type="float">
            <text:p>6466,63</text:p>
          </table:table-cell>
          <table:table-cell office:value-type="float" office:value="102.3" calcext:value-type="float">
            <text:p>102,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1:57:16.794137553</meta:creation-date>
    <dc:date>2015-07-10T21:59:28.925084901</dc:date>
    <meta:editing-duration>PT2M12S</meta:editing-duration>
    <meta:editing-cycles>1</meta:editing-cycles>
    <meta:document-statistic meta:table-count="1" meta:cell-count="78" meta:object-count="0"/>
    <meta:generator>LibreOffice/4.3.3.2$Linux_X86_64 LibreOffice_project/430m0$Build-2</meta:generator>
  </office:meta>
</office:document-meta>
</file>